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Unit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ze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zeSelector.setUnits( ByteUnits uni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zeSelector.setWhen( SizeComparisons w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Selector.setParameters( Parameter [ ]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zeSelector.verify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zeSelector.Siz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ze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zeSelector.setValue( long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